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odyElementImpl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Bg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setALink( String a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A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HTMLBody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setBackground( String 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V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setVLink( String v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odyElementImpl.g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